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C000039E9000014A0DA60D9F4C762061E.wmf" manifest:media-type="image/x-wmf"/>
  <manifest:file-entry manifest:full-path="Pictures/2000000C000008C4000008747A73468C7B7AB2BB.wmf" manifest:media-type="image/x-wmf"/>
  <manifest:file-entry manifest:full-path="Pictures/2000000C00003AB700003CC200545D5A1D805697.wmf" manifest:media-type="image/x-wmf"/>
  <manifest:file-entry manifest:full-path="Pictures/2000000C00000727000013B8878C7946162AD533.wmf" manifest:media-type="image/x-wm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694cm" table:align="left"/>
    </style:style>
    <style:style style:name="Tableau1.A" style:family="table-column">
      <style:table-column-properties style:column-width="3.803cm"/>
    </style:style>
    <style:style style:name="Tableau1.B" style:family="table-column">
      <style:table-column-properties style:column-width="2.89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5.987cm" table:align="left"/>
    </style:style>
    <style:style style:name="Tableau2.A" style:family="table-column">
      <style:table-column-properties style:column-width="3.096cm"/>
    </style:style>
    <style:style style:name="Tableau2.B" style:family="table-column">
      <style:table-column-properties style:column-width="2.891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5.987cm" table:align="left"/>
    </style:style>
    <style:style style:name="Tableau3.A" style:family="table-column">
      <style:table-column-properties style:column-width="3.096cm"/>
    </style:style>
    <style:style style:name="Tableau3.B" style:family="table-column">
      <style:table-column-properties style:column-width="2.891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7.292cm" table:align="left"/>
    </style:style>
    <style:style style:name="Tableau4.A" style:family="table-column">
      <style:table-column-properties style:column-width="2.164cm"/>
    </style:style>
    <style:style style:name="Tableau4.B" style:family="table-column">
      <style:table-column-properties style:column-width="2.237cm"/>
    </style:style>
    <style:style style:name="Tableau4.C" style:family="table-column">
      <style:table-column-properties style:column-width="2.891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5.154cm" table:align="left"/>
    </style:style>
    <style:style style:name="Tableau5.A" style:family="table-column">
      <style:table-column-properties style:column-width="2.263cm"/>
    </style:style>
    <style:style style:name="Tableau5.B" style:family="table-column">
      <style:table-column-properties style:column-width="2.891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5.154cm" table:align="left"/>
    </style:style>
    <style:style style:name="Tableau6.A" style:family="table-column">
      <style:table-column-properties style:column-width="2.263cm"/>
    </style:style>
    <style:style style:name="Tableau6.B" style:family="table-column">
      <style:table-column-properties style:column-width="2.891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5.154cm" table:align="left"/>
    </style:style>
    <style:style style:name="Tableau7.A" style:family="table-column">
      <style:table-column-properties style:column-width="2.263cm"/>
    </style:style>
    <style:style style:name="Tableau7.B" style:family="table-column">
      <style:table-column-properties style:column-width="2.891cm"/>
    </style:style>
    <style:style style:name="Tableau7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a95de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fo:font-size="26pt" fo:font-weight="bold" officeooo:paragraph-rsid="001a95de" style:font-size-asian="26pt" style:font-weight-asian="bold" style:font-size-complex="26pt"/>
    </style:style>
    <style:style style:name="P3" style:family="paragraph" style:parent-style-name="Heading_20_5">
      <style:text-properties officeooo:paragraph-rsid="001c4e79"/>
    </style:style>
    <style:style style:name="P4" style:family="paragraph" style:parent-style-name="Heading_20_5">
      <style:paragraph-properties fo:break-before="page"/>
      <style:text-properties officeooo:paragraph-rsid="001c4e79"/>
    </style:style>
    <style:style style:name="P5" style:family="paragraph" style:parent-style-name="Text_20_body">
      <style:text-properties officeooo:paragraph-rsid="001c24f2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7" style:family="paragraph" style:parent-style-name="Header">
      <style:text-properties fo:font-size="10pt" officeooo:rsid="001adc7e" officeooo:paragraph-rsid="001a95de" style:font-size-asian="10pt" style:font-size-complex="10pt"/>
    </style:style>
    <style:style style:name="P8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1a95de" style:font-size-asian="10pt" style:font-size-complex="10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e782"/>
    </style: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<text:span text:style-name="T1">10</text:span> : <text:span text:style-name="T1">Palettier</text:span></text:p>
      <text:p text:style-name="P1"/>
      <text:p text:style-name="P1"/>
      <text:p text:style-name="Text_20_body">La société STOCKAGE DE FRANCE désire remplacer un ancien palettier servant à stocker diverses matières premières pour un fabricant de produits d’entretien.</text:p>
      <text:p text:style-name="Text_20_body">Ces matières premières sont conditionnées en carton de 40 x 15 x 30 cm pesant 12 kg sur des palettes 800 x 1 200 x 150 comportant 4 lits de 16 cartons. Les palettes ont un poids de 30 kg.</text:p>
      <text:p text:style-name="Text_20_body">Le matériel de manutention possédé requiert le mode de stockage longitudinal ainsi qu’un jeu de manoeuvre et une marge horizontale par palette de 100 mm.</text:p>
      <text:p text:style-name="Text_20_body">Il est prévu d’installer le palettier le long d’un mur de 9 m. La hauteur sous ferme est de 6 m. Le premier niveau reposera sur le sol en béton. Il n’y aura que 3 palettes par alvéole.</text:p>
      <text:p text:style-name="Text_20_body">Il vous est demandé de calculer les caractéristiques de ce nouveau palettier, de choisir le matériel adéquat à l’aide de l’annexe 1 (extrait du catalogue Vivier S.A.) et d’évaluer le coût de cet investissement.</text:p>
      <text:h text:style-name="Heading_20_4" text:outline-level="4">Annexe 1 : Extrait catalogue Vivier S.A.</text:h>
      <text:h text:style-name="Heading_20_5" text:outline-level="5">Rayonnage à palettes</text:h>
      <text:h text:style-name="Heading_20_6" text:outline-level="6">Les échelles en 7 hauteurs et 3 profondeurs</text:h>
      <text:p text:style-name="Text_20_body">Composition : montants en profilés type bouteille à 8 plis.</text:p>
      <text:p text:style-name="Text_20_body">Perforation au pas de 75 mm assurant un montage rapide et sans jeu des longerons.</text:p>
      <text:p text:style-name="P5">Traverses et diagonales boulonnées.</text:p>
      <text:p text:style-name="P5">Semelles de répartition pour sols béton livrées automatiquement avec les échelles.</text:p>
      <text:p text:style-name="Text_20_body"><draw:frame text:anchor-type="paragraph" draw:z-index="0" draw:style-name="gr1" draw:text-style-name="P9" svg:width="13.6cm" svg:height="4.869cm" svg:x="3.519cm" svg:y="3.094cm"><draw:image xlink:href="Pictures/2000000C000039E9000014A0DA60D9F4C762061E.wmf" xlink:type="simple" xlink:show="embed" xlink:actuate="onLoad"><text:p/></draw:image></draw:frame><draw:frame text:anchor-type="paragraph" draw:z-index="1" draw:style-name="gr2" draw:text-style-name="P9" svg:width="2.25cm" svg:height="2.17cm" svg:x="0.319cm" svg:y="4.115cm"><draw:image xlink:href="Pictures/2000000C000008C4000008747A73468C7B7AB2BB.wmf" xlink:type="simple" xlink:show="embed" xlink:actuate="onLoad"><text:p/></draw:image></draw:frame>Pour sols bitumés : commander des semelles de répartition spéciales , dim. 250 X 250 X 6 mm en même temps que les échelles.</text:p>
      <text:h text:style-name="Heading_20_6" text:outline-level="6"/>
      <text:p text:style-name="Text_20_body"/>
      <text:h text:style-name="Heading_20_6" text:outline-level="6"><text:soft-page-break/>Les longerons</text:h>
      <text:p text:style-name="Text_20_body">5 profilés</text:p>
      <text:p text:style-name="Text_20_body">4 longueurs standards</text:p>
      <text:p text:style-name="Text_20_body">Montage : formez les échelles en boulonnant montants, traverses et diagonales. Montez les semelles, dressez les échelles et fixez les longerons à la hauteur désirée. Placez les goupilles de sécurité.</text:p>
      <text:p text:style-name="Text_20_body"/>
      <text:p text:style-name="Text_20_body"><draw:frame text:anchor-type="paragraph" draw:z-index="2" draw:style-name="gr3" draw:text-style-name="P9" svg:width="12.965cm" svg:height="13.415cm" svg:x="3.096cm" svg:y="0.277cm"><draw:image xlink:href="Pictures/2000000C00003AB700003CC200545D5A1D805697.wmf" xlink:type="simple" xlink:show="embed" xlink:actuate="onLoad"><text:p/></draw:image></draw:frame><draw:frame text:anchor-type="paragraph" draw:z-index="3" draw:style-name="gr4" draw:text-style-name="P9" svg:width="1.826cm" svg:height="5.054cm" svg:x="0.002cm" svg:y="0.002cm"><draw:image xlink:href="Pictures/2000000C00000727000013B8878C7946162AD533.wmf" xlink:type="simple" xlink:show="embed" xlink:actuate="onLoad"><text:p/></draw:image></draw:frame></text:p>
      <text:p text:style-name="Text_20_body"/>
      <text:h text:style-name="P3" text:outline-level="5"/>
      <text:h text:style-name="P4" text:outline-level="5">Accessoires de rayonnage</text:h>
      <text:h text:style-name="Heading_20_6" text:outline-level="6">Traverse de stockage</text:h>
      <text:p text:style-name="Text_20_body">En soutien des palettes perdues.</text:p>
      <text:p text:style-name="Text_20_body">Permet le stockage direct sur les longerons pour les charges volumineuses.</text:p>
      <text:p text:style-name="P6">Prix des traverses de rayonnage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Référence</text:p>
            </table:table-cell>
            <table:table-cell table:style-name="Tableau1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1.A1" office:value-type="string">
            <text:p text:style-name="Table_20_Contents">L 0.8 LTSD 800</text:p>
          </table:table-cell>
          <table:table-cell table:style-name="Tableau1.A1" office:value-type="string">
            <text:p text:style-name="Table_20_Contents">8,41 €</text:p>
          </table:table-cell>
        </table:table-row>
        <table:table-row>
          <table:table-cell table:style-name="Tableau1.A1" office:value-type="string">
            <text:p text:style-name="Table_20_Contents">L 1 m LTSD 1000</text:p>
          </table:table-cell>
          <table:table-cell table:style-name="Tableau1.A1" office:value-type="string">
            <text:p text:style-name="Table_20_Contents">7,85 €</text:p>
          </table:table-cell>
        </table:table-row>
        <table:table-row>
          <table:table-cell table:style-name="Tableau1.A1" office:value-type="string">
            <text:p text:style-name="Table_20_Contents">L 1m20 LTSD 1200</text:p>
          </table:table-cell>
          <table:table-cell table:style-name="Tableau1.A1" office:value-type="string">
            <text:p text:style-name="Table_20_Contents">9,96 €</text:p>
          </table:table-cell>
        </table:table-row>
      </table:table>
      <text:h text:style-name="Heading_20_6" text:outline-level="6">Butoir de protection (hauteur 60mm)</text:h>
      <text:p text:style-name="Text_20_body">Protège les montants des échelles contre les chocs.</text:p>
      <text:p text:style-name="Text_20_body">Indépendant de l’échelle.</text:p>
      <text:p text:style-name="Text_20_body">Fixé au sol par 4 boulons expansion ou chevilles chimiques.</text:p>
      <text:p text:style-name="P6">Prix des butoirs de protection pour sol béton</text:p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Référence</text:p>
            </table:table-cell>
            <table:table-cell table:style-name="Tableau2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2.A1" office:value-type="string">
            <text:p text:style-name="Table_20_Contents">L 0.8 LTSD 800</text:p>
          </table:table-cell>
          <table:table-cell table:style-name="Tableau2.A1" office:value-type="string">
            <text:p text:style-name="Table_20_Contents">8,41 €</text:p>
          </table:table-cell>
        </table:table-row>
      </table:table>
      <text:p text:style-name="P6">Prix des butoirs de protection pour sol bitume</text:p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Table_20_Heading">Référence</text:p>
            </table:table-cell>
            <table:table-cell table:style-name="Tableau3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3.A1" office:value-type="string">
            <text:p text:style-name="Table_20_Contents">L 0.8 LTSD 800</text:p>
          </table:table-cell>
          <table:table-cell table:style-name="Tableau3.A1" office:value-type="string">
            <text:p text:style-name="Table_20_Contents">8,41 €</text:p>
          </table:table-cell>
        </table:table-row>
      </table:table>
      <text:h text:style-name="Heading_20_6" text:outline-level="6">Accessoires pour échelles</text:h>
      <text:p text:style-name="Text_20_body">Barre de jumelage boulonnées pour assemblage de 2 échelles. Long 200 mm.</text:p>
      <text:p text:style-name="Text_20_body">Prévoir 2 barres min. par assemblage.</text:p>
      <text:p text:style-name="P6">Prix des accessoires pour échelle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Table_20_Heading">Longueur</text:p>
            </table:table-cell>
            <table:table-cell table:style-name="Tableau4.A1" office:value-type="string">
              <text:p text:style-name="Table_20_Heading">Référence</text:p>
            </table:table-cell>
            <table:table-cell table:style-name="Tableau4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4.A1" office:value-type="string">
            <text:p text:style-name="Table_20_Contents">200</text:p>
          </table:table-cell>
          <table:table-cell table:style-name="Tableau4.A1" office:value-type="string">
            <text:p text:style-name="Table_20_Contents">B52</text:p>
          </table:table-cell>
          <table:table-cell table:style-name="Tableau4.A1" office:value-type="string">
            <text:p text:style-name="Table_20_Contents">3,64 €</text:p>
          </table:table-cell>
        </table:table-row>
        <table:table-row>
          <table:table-cell table:style-name="Tableau4.A1" office:value-type="string">
            <text:p text:style-name="Table_20_Contents">300</text:p>
          </table:table-cell>
          <table:table-cell table:style-name="Tableau4.A1" office:value-type="string">
            <text:p text:style-name="Table_20_Contents">B53</text:p>
          </table:table-cell>
          <table:table-cell table:style-name="Tableau4.A1" office:value-type="string">
            <text:p text:style-name="Table_20_Contents">3,87 €</text:p>
          </table:table-cell>
        </table:table-row>
        <table:table-row>
          <table:table-cell table:style-name="Tableau4.A1" office:value-type="string">
            <text:p text:style-name="Table_20_Contents">400</text:p>
          </table:table-cell>
          <table:table-cell table:style-name="Tableau4.A1" office:value-type="string">
            <text:p text:style-name="Table_20_Contents">B54</text:p>
          </table:table-cell>
          <table:table-cell table:style-name="Tableau4.A1" office:value-type="string">
            <text:p text:style-name="Table_20_Contents">4,11 €</text:p>
          </table:table-cell>
        </table:table-row>
        <table:table-row>
          <table:table-cell table:style-name="Tableau4.A1" office:value-type="string">
            <text:p text:style-name="Table_20_Contents">500</text:p>
          </table:table-cell>
          <table:table-cell table:style-name="Tableau4.A1" office:value-type="string">
            <text:p text:style-name="Table_20_Contents">B55</text:p>
          </table:table-cell>
          <table:table-cell table:style-name="Tableau4.A1" office:value-type="string">
            <text:p text:style-name="Table_20_Contents">4,34 €</text:p>
          </table:table-cell>
        </table:table-row>
      </table:table>
      <text:p text:style-name="P6">Pour sols béton, semelles avec les échelles, boulon à expansion pour fixation au sol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able_20_Heading">Référence</text:p>
            </table:table-cell>
            <table:table-cell table:style-name="Tableau5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5.A1" office:value-type="string">
            <text:p text:style-name="Table_20_Contents">BE</text:p>
          </table:table-cell>
          <table:table-cell table:style-name="Tableau5.A1" office:value-type="string">
            <text:p text:style-name="Table_20_Contents">0,96 €</text:p>
          </table:table-cell>
        </table:table-row>
      </table:table>
      <text:p text:style-name="P6">Pour sols bitumés, 2 semelles de répartition spéciales par échelles, supplément par échelle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Table_20_Heading">Référence</text:p>
            </table:table-cell>
            <table:table-cell table:style-name="Tableau6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6.A1" office:value-type="string">
            <text:p text:style-name="Table_20_Contents">SB</text:p>
          </table:table-cell>
          <table:table-cell table:style-name="Tableau6.A1" office:value-type="string">
            <text:p text:style-name="Table_20_Contents">11,96 €</text:p>
          </table:table-cell>
        </table:table-row>
      </table:table>
      <text:p text:style-name="P6">4 chevilles chimiques pour fixation au sol.</text:p>
      <table:table table:name="Tableau7" table:style-name="Tableau7">
        <table:table-column table:style-name="Tableau7.A"/>
        <table:table-column table:style-name="Tableau7.B"/>
        <table:table-header-rows>
          <table:table-row>
            <table:table-cell table:style-name="Tableau7.A1" office:value-type="string">
              <text:p text:style-name="Table_20_Heading">Référence</text:p>
            </table:table-cell>
            <table:table-cell table:style-name="Tableau7.A1" office:value-type="string">
              <text:p text:style-name="Table_20_Heading">PU Hors taxe</text:p>
            </table:table-cell>
          </table:table-row>
        </table:table-header-rows>
        <table:table-row>
          <table:table-cell table:style-name="Tableau7.A1" office:value-type="string">
            <text:p text:style-name="Table_20_Contents">CC</text:p>
          </table:table-cell>
          <table:table-cell table:style-name="Tableau7.A1" office:value-type="string">
            <text:p text:style-name="Table_20_Contents">3,15 €</text:p>
          </table:table-cell>
        </table:table-row>
      </table:table>
      <text:p text:style-name="Text_20_body">4 fixations par éch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1a95de" style:font-size-asian="10pt" style:font-size-complex="10pt"/>
    </style:style>
    <style:style style:name="MP2" style:family="paragraph" style:parent-style-name="Header">
      <style:text-properties fo:font-size="10pt" officeooo:rsid="001adc7e" officeooo:paragraph-rsid="001a95de" style:font-size-asian="10pt" style:font-size-complex="10pt"/>
    </style:style>
    <style:style style:name="MT1" style:family="text">
      <style:text-properties officeooo:rsid="0010e782"/>
    </style:style>
    <style:page-layout style:name="Mpm1">
      <style:page-layout-properties fo:page-width="21.001cm" fo:page-height="29.7cm" style:num-format="1" style:print-orientation="portrait" fo:margin-top="0.953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96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UT QLIO – Gestion physique des stocks<text:tab/><text:tab/>Ex<text:span text:style-name="MT1">10</text:span> : <text:span text:style-name="MT1">Palettier</text:span></text:p>
        <text:p text:style-name="MP2">Stéphane WAH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01:26:40.970000000</meta:creation-date>
    <dc:date>2015-11-19T01:32:50.648000000</dc:date>
    <meta:editing-duration>PT6M6S</meta:editing-duration>
    <meta:editing-cycles>5</meta:editing-cycles>
    <meta:generator>LibreOffice/5.0.3.2$Windows_X86_64 LibreOffice_project/e5f16313668ac592c1bfb310f4390624e3dbfb75</meta:generator>
    <meta:document-statistic meta:table-count="7" meta:image-count="0" meta:object-count="0" meta:page-count="3" meta:paragraph-count="82" meta:word-count="510" meta:character-count="2882" meta:non-whitespace-character-count="2452"/>
  </office:meta>
</office:document-meta>
</file>